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put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InputFactory.newInstance( String factoryId ,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InputFactory.XMLInpu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